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style:font-name="Courier 10 Pitch" fo:font-size="18pt" fo:font-weight="bold" officeooo:rsid="001a38f7" officeooo:paragraph-rsid="001a38f7" style:font-size-asian="18pt" style:font-weight-asian="bold" style:font-size-complex="18pt" style:font-weight-complex="bold"/>
    </style:style>
    <style:style style:name="P2" style:family="paragraph" style:parent-style-name="Text_20_body" style:list-style-name="L2">
      <style:text-properties style:font-name="Courier 10 Pitch"/>
    </style:style>
    <style:style style:name="P3" style:family="paragraph" style:parent-style-name="Text_20_body" style:list-style-name="L1">
      <style:text-properties style:font-name="Courier 10 Pitch" fo:font-weight="bold" style:font-weight-asian="bold" style:font-weight-complex="bold"/>
    </style:style>
    <style:style style:name="P4" style:family="paragraph" style:parent-style-name="Text_20_body" style:list-style-name="L2">
      <style:text-properties style:font-name="Courier 10 Pitch" fo:font-weight="bold" style:font-weight-asian="bold" style:font-weight-complex="bold"/>
    </style:style>
    <style:style style:name="P5" style:family="paragraph" style:parent-style-name="Text_20_body" style:list-style-name="L2">
      <style:text-properties style:font-name="Courier 10 Pitch" fo:font-weight="normal" officeooo:rsid="00255c4e" officeooo:paragraph-rsid="00255c4e" style:font-weight-asian="normal" style:font-weight-complex="normal"/>
    </style:style>
    <style:style style:name="P6" style:family="paragraph" style:parent-style-name="Text_20_body" style:list-style-name="L2">
      <style:text-properties style:font-name="Courier 10 Pitch" fo:font-weight="normal" officeooo:rsid="0026bf2a" officeooo:paragraph-rsid="0026bf2a" style:font-weight-asian="normal" style:font-weight-complex="normal"/>
    </style:style>
    <style:style style:name="T1" style:family="text">
      <style:text-properties officeooo:rsid="00186450"/>
    </style:style>
    <style:style style:name="T2" style:family="text">
      <style:text-properties officeooo:rsid="001d9cfd"/>
    </style:style>
    <style:style style:name="T3" style:family="text">
      <style:text-properties officeooo:rsid="00216560"/>
    </style:style>
    <style:style style:name="T4" style:family="text">
      <style:text-properties officeooo:rsid="0026bf2a"/>
    </style:style>
    <style:style style:name="T5" style:family="text">
      <style:text-properties officeooo:rsid="00288fb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66934373453800770" text:style-name="L1">
        <text:list-header>
          <text:p text:style-name="P1">Polity</text:p>
        </text:list-header>
        <text:list-item>
          <text:p text:style-name="P3">Article 370</text:p>
        </text:list-item>
      </text:list>
      <text:list xml:id="list8138683565313458792" text:style-name="L2">
        <text:list-header>
          <text:p text:style-name="P2">Under Jamm<text:span text:style-name="T2">u</text:span> and Kashmir's state subject laws, no person other than <text:span text:style-name="T1">a permanent resident of the state can own land or build a house there. Only wards of permanent residents can get admissions in the state's professional colleges or jobs in the state governments.</text:span></text:p>
          <text:p text:style-name="P2">No private investor would invest in a place where he cannot own the land or a house, and where his children cannot get employment in the state government.</text:p>
        </text:list-header>
        <text:list-item text:start-value="2">
          <text:p text:style-name="P4">Section 66A of the Information Technology Act</text:p>
          <text:p text:style-name="P2">It empowers police to make arrests over social media messages, and to put in necessary safeguards for allaying apprehensions against its misuse.</text:p>
          <text:p text:style-name="P2">Government will also frame guidelines<text:span text:style-name="T3"> to make sure the las is not abused to arrest innocent people and curtail their fundamental right.</text:span></text:p>
        </text:list-item>
        <text:list-item>
          <text:p text:style-name="P4">Goods and Sales Tax</text:p>
          <text:p text:style-name="P5">With states fearing revenue loss, petroleum products would be kept out of the ambit of GST in the initial year. However entry tax will be included <text:span text:style-name="T4">in GST.</text:span></text:p>
          <text:p text:style-name="P6">The GST will subsume most <text:span text:style-name="T5">indirect taxes at both the Centre and state level including central excise duty, service tax, value added tax and local levi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00:09:17.070769894</meta:creation-date>
    <meta:generator>LibreOffice/4.3.2.2$Linux_X86_64 LibreOffice_project/430m0$Build-2</meta:generator>
    <dc:date>2014-12-18T20:42:26.550640876</dc:date>
    <meta:editing-duration>PT37M10S</meta:editing-duration>
    <meta:editing-cycles>21</meta:editing-cycles>
    <meta:document-statistic meta:table-count="0" meta:image-count="0" meta:object-count="0" meta:page-count="1" meta:paragraph-count="10" meta:word-count="187" meta:character-count="1088" meta:non-whitespace-character-count="914"/>
  </office:meta>
</office:document-meta>
</file>